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p text:style-name="Standard"/>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EEZ-GUI)15"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6" text:continue-numbering="true" text:continue-list="list_Rectangle (EEZ-GUI)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ctangle (EEZ-GUI)17" text:continue-numbering="true" text:continue-list="list_Rectangle (EEZ-GUI)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ctangle (EEZ-GUI)18" text:continue-numbering="true" text:continue-list="list_Rectangle (EEZ-GUI)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